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itle">
      <style:paragraph-properties fo:text-align="center" style:justify-single-word="false"/>
      <style:text-properties style:font-name="Times New Roman" fo:language="sr" fo:country="RS" officeooo:rsid="00195c1e" officeooo:paragraph-rsid="00195c1e"/>
    </style:style>
    <style:style style:name="P2" style:family="paragraph" style:parent-style-name="Text_20_body">
      <style:text-properties style:font-name="Times New Roman" fo:language="sr" fo:country="RS" officeooo:rsid="00195c1e" officeooo:paragraph-rsid="00195c1e"/>
    </style:style>
    <style:style style:name="P3" style:family="paragraph" style:parent-style-name="Text_20_body">
      <style:paragraph-properties fo:text-align="end" style:justify-single-word="false"/>
      <style:text-properties style:font-name="Times New Roman" fo:language="sr" fo:country="RS" fo:font-style="italic" officeooo:rsid="0021b9d0" officeooo:paragraph-rsid="0021b9d0" style:font-style-asian="italic" style:font-style-complex="italic"/>
    </style:style>
    <style:style style:name="P4" style:family="paragraph" style:parent-style-name="Heading_20_1">
      <style:text-properties style:font-name="Times New Roman" officeooo:rsid="00195c1e" officeooo:paragraph-rsid="00195c1e"/>
    </style:style>
    <style:style style:name="P5" style:family="paragraph" style:parent-style-name="Text_20_body">
      <style:paragraph-properties fo:text-align="justify" style:justify-single-word="false"/>
      <style:text-properties style:font-name="Times New Roman" fo:language="sr" fo:country="RS" officeooo:rsid="00195c1e" officeooo:paragraph-rsid="00195c1e"/>
    </style:style>
    <style:style style:name="P6" style:family="paragraph" style:parent-style-name="Text_20_body">
      <style:paragraph-properties fo:text-align="justify" style:justify-single-word="false"/>
      <style:text-properties style:font-name="Times New Roman" fo:language="sr" fo:country="RS" fo:font-style="normal" officeooo:rsid="00195c1e" officeooo:paragraph-rsid="00195c1e" style:font-style-asian="normal" style:font-style-complex="normal"/>
    </style:style>
    <style:style style:name="P7" style:family="paragraph" style:parent-style-name="Heading_20_1">
      <style:text-properties style:font-name="Times New Roman" fo:language="sr" fo:country="RS" officeooo:rsid="00195c1e" officeooo:paragraph-rsid="00195c1e"/>
    </style:style>
    <style:style style:name="P8" style:family="paragraph" style:parent-style-name="Text_20_body" style:list-style-name="L1">
      <style:paragraph-properties fo:text-align="justify" style:justify-single-word="false"/>
      <style:text-properties style:font-name="Times New Roman" style:rfc-language-tag="sr-Latn-ME" fo:language="sr" fo:script="Latn" fo:country="ME" fo:font-style="italic" officeooo:rsid="001b4e56" officeooo:paragraph-rsid="001b4e56" style:font-style-asian="italic" style:font-style-complex="italic"/>
    </style:style>
    <style:style style:name="P9" style:family="paragraph" style:parent-style-name="Text_20_body" style:list-style-name="L1">
      <style:paragraph-properties fo:text-align="justify" style:justify-single-word="false"/>
      <style:text-properties style:font-name="Times New Roman" fo:language="en" fo:country="GB" fo:font-style="italic" officeooo:rsid="001b4e56" officeooo:paragraph-rsid="001b4e56" style:font-style-asian="italic" style:font-style-complex="italic"/>
    </style:style>
    <style:style style:name="P10" style:family="paragraph" style:parent-style-name="Text_20_body">
      <style:paragraph-properties fo:text-align="justify" style:justify-single-word="false"/>
      <style:text-properties style:font-name="Times New Roman" fo:language="sr" fo:country="RS" fo:font-style="normal" officeooo:rsid="001b4e56" officeooo:paragraph-rsid="001b4e56" style:font-style-asian="normal" style:font-style-complex="normal"/>
    </style:style>
    <style:style style:name="P11" style:family="paragraph" style:parent-style-name="Text_20_body" style:list-style-name="L2">
      <style:paragraph-properties fo:text-align="justify" style:justify-single-word="false"/>
      <style:text-properties style:font-name="Times New Roman" fo:language="en" fo:country="GB" fo:font-style="italic" officeooo:rsid="001b4e56" officeooo:paragraph-rsid="001b4e56" style:font-style-asian="italic" style:font-style-complex="italic"/>
    </style:style>
    <style:style style:name="P12" style:family="paragraph" style:parent-style-name="Text_20_body" style:list-style-name="L2">
      <style:paragraph-properties fo:text-align="justify" style:justify-single-word="false"/>
      <style:text-properties style:font-name="Times New Roman" fo:language="en" fo:country="GB" fo:font-style="italic" fo:font-weight="bold" officeooo:rsid="001d07d3" officeooo:paragraph-rsid="001d07d3" style:font-style-asian="italic" style:font-weight-asian="bold" style:font-style-complex="italic" style:font-weight-complex="bold"/>
    </style:style>
    <style:style style:name="P13" style:family="paragraph" style:parent-style-name="Heading_20_1">
      <style:text-properties style:font-name="Times New Roman" fo:language="sr" fo:country="RS" officeooo:rsid="001d07d3" officeooo:paragraph-rsid="001d07d3"/>
    </style:style>
    <style:style style:name="P14" style:family="paragraph" style:parent-style-name="Text_20_body">
      <style:paragraph-properties fo:text-align="justify" style:justify-single-word="false"/>
      <style:text-properties style:font-name="Times New Roman" fo:language="sr" fo:country="RS" officeooo:rsid="001d07d3" officeooo:paragraph-rsid="001d07d3"/>
    </style:style>
    <style:style style:name="P15" style:family="paragraph" style:parent-style-name="Text_20_body">
      <style:paragraph-properties fo:text-align="justify" style:justify-single-word="false"/>
      <style:text-properties style:font-name="Times New Roman" fo:language="sr" fo:country="RS" fo:font-style="normal" fo:font-weight="normal" officeooo:rsid="001d07d3" officeooo:paragraph-rsid="001d07d3" style:font-style-asian="normal" style:font-weight-asian="normal" style:font-style-complex="normal" style:font-weight-complex="normal"/>
    </style:style>
    <style:style style:name="P16" style:family="paragraph" style:parent-style-name="Heading_20_1">
      <style:text-properties style:font-name="Times New Roman" fo:language="en" fo:country="GB" officeooo:rsid="001d5085" officeooo:paragraph-rsid="001d5085"/>
    </style:style>
    <style:style style:name="P17" style:family="paragraph" style:parent-style-name="Text_20_body">
      <style:text-properties style:font-name="Times New Roman" fo:language="sr" fo:country="RS" officeooo:rsid="001d5085" officeooo:paragraph-rsid="001d5085"/>
    </style:style>
    <style:style style:name="P18" style:family="paragraph" style:parent-style-name="Heading_20_1">
      <style:text-properties style:font-name="Times New Roman" fo:language="en" fo:country="GB" officeooo:rsid="001e41a0" officeooo:paragraph-rsid="001e41a0"/>
    </style:style>
    <style:style style:name="P19" style:family="paragraph" style:parent-style-name="Text_20_body">
      <style:text-properties style:font-name="Times New Roman" fo:language="sr" fo:country="RS" officeooo:rsid="001e41a0" officeooo:paragraph-rsid="001e41a0"/>
    </style:style>
    <style:style style:name="P20" style:family="paragraph" style:parent-style-name="Text_20_body" style:list-style-name="L3">
      <style:text-properties style:font-name="Times New Roman" fo:language="en" fo:country="GB" fo:font-style="italic" fo:font-weight="bold" officeooo:rsid="001e41a0" officeooo:paragraph-rsid="001e41a0" style:font-style-asian="italic" style:font-weight-asian="bold" style:font-style-complex="italic" style:font-weight-complex="bold"/>
    </style:style>
    <style:style style:name="P21" style:family="paragraph" style:parent-style-name="Text_20_body" style:list-style-name="L3">
      <style:text-properties style:font-name="Times New Roman" fo:language="sr" fo:country="RS" fo:font-style="normal" fo:font-weight="bold" officeooo:rsid="001e41a0" officeooo:paragraph-rsid="001e41a0" style:font-style-asian="normal" style:font-weight-asian="bold" style:font-style-complex="normal" style:font-weight-complex="bold"/>
    </style:style>
    <style:style style:name="P22" style:family="paragraph" style:parent-style-name="Text_20_body">
      <style:text-properties style:font-name="Times New Roman" fo:language="sr" fo:country="RS" officeooo:rsid="001e41a0" officeooo:paragraph-rsid="00289f1d"/>
    </style:style>
    <style:style style:name="P23" style:family="paragraph" style:parent-style-name="Heading_20_2">
      <style:text-properties style:font-name="Times New Roman" fo:language="en" fo:country="GB" officeooo:rsid="001e41a0" officeooo:paragraph-rsid="001e41a0"/>
    </style:style>
    <style:style style:name="P24" style:family="paragraph" style:parent-style-name="Text_20_body" style:list-style-name="L4">
      <style:text-properties style:font-name="Times New Roman" fo:language="sr" fo:country="RS" fo:font-weight="bold" officeooo:rsid="001e41a0" officeooo:paragraph-rsid="001e41a0" style:font-weight-asian="bold" style:font-weight-complex="bold"/>
    </style:style>
    <style:style style:name="P25" style:family="paragraph" style:parent-style-name="Heading_20_2">
      <style:text-properties style:font-name="Times New Roman" fo:language="sr" fo:country="RS" officeooo:rsid="001e41a0" officeooo:paragraph-rsid="001e41a0"/>
    </style:style>
    <style:style style:name="P26" style:family="paragraph" style:parent-style-name="Text_20_body" style:list-style-name="L5">
      <style:text-properties style:font-name="Times New Roman" fo:language="sr" fo:country="RS" fo:font-weight="bold" officeooo:rsid="001e41a0" officeooo:paragraph-rsid="001e41a0" style:font-weight-asian="bold" style:font-weight-complex="bold"/>
    </style:style>
    <style:style style:name="P27" style:family="paragraph" style:parent-style-name="Text_20_body" style:list-style-name="L6">
      <style:text-properties style:font-name="Times New Roman" fo:language="sr" fo:country="RS" fo:font-weight="bold" officeooo:rsid="001e41a0" officeooo:paragraph-rsid="001e41a0" style:font-weight-asian="bold" style:font-weight-complex="bold"/>
    </style:style>
    <style:style style:name="P28" style:family="paragraph" style:parent-style-name="Text_20_body" style:list-style-name="L7">
      <style:text-properties style:font-name="Times New Roman" fo:language="en" fo:country="GB" fo:font-style="italic" fo:font-weight="bold" officeooo:rsid="001e41a0" officeooo:paragraph-rsid="001e41a0" style:font-style-asian="italic" style:font-weight-asian="bold" style:font-style-complex="italic" style:font-weight-complex="bold"/>
    </style:style>
    <style:style style:name="P29" style:family="paragraph" style:parent-style-name="Text_20_body" style:list-style-name="L7">
      <style:text-properties style:font-name="Times New Roman" fo:language="sr" fo:country="RS" fo:font-style="normal" fo:font-weight="bold" officeooo:rsid="001e41a0" officeooo:paragraph-rsid="001e41a0" style:font-style-asian="normal" style:font-weight-asian="bold" style:font-style-complex="normal" style:font-weight-complex="bold"/>
    </style:style>
    <style:style style:name="P30" style:family="paragraph" style:parent-style-name="Heading_20_1">
      <style:text-properties style:font-name="Times New Roman" fo:language="sr" fo:country="RS" officeooo:rsid="001e41a0" officeooo:paragraph-rsid="001e41a0"/>
    </style:style>
    <style:style style:name="P31" style:family="paragraph" style:parent-style-name="Text_20_body">
      <style:text-properties style:font-name="Times New Roman" fo:language="sr" fo:country="RS" officeooo:rsid="001ea438" officeooo:paragraph-rsid="001ea438"/>
    </style:style>
    <style:style style:name="P32" style:family="paragraph" style:parent-style-name="Heading_20_1">
      <style:text-properties style:font-name="Times New Roman" officeooo:rsid="0020a17c" officeooo:paragraph-rsid="0020a17c"/>
    </style:style>
    <style:style style:name="P33" style:family="paragraph" style:parent-style-name="Text_20_body" style:list-style-name="L8">
      <style:text-properties officeooo:paragraph-rsid="0020a17c"/>
    </style:style>
    <style:style style:name="P34" style:family="paragraph" style:parent-style-name="Text_20_body">
      <style:text-properties style:font-name="Times New Roman" fo:language="sr" fo:country="RS" officeooo:rsid="0020a17c" officeooo:paragraph-rsid="0020a17c"/>
    </style:style>
    <style:style style:name="T1" style:family="text">
      <style:text-properties fo:language="en" fo:country="GB"/>
    </style:style>
    <style:style style:name="T2" style:family="text">
      <style:text-properties fo:language="sr" fo:country="RS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italic" officeooo:rsid="001b4e56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language="en" fo:country="US" fo:font-style="normal" style:font-style-asian="normal" style:font-style-complex="normal"/>
    </style:style>
    <style:style style:name="T7" style:family="text">
      <style:text-properties fo:language="en" fo:country="US" fo:font-style="normal" officeooo:rsid="00289f1d" style:font-style-asian="normal" style:font-style-complex="normal"/>
    </style:style>
    <style:style style:name="T8" style:family="text">
      <style:text-properties fo:language="en" fo:country="GB" fo:font-style="italic" style:font-style-asian="italic" style:font-style-complex="italic"/>
    </style:style>
    <style:style style:name="T9" style:family="text">
      <style:text-properties fo:language="en" fo:country="GB" fo:font-style="normal" style:font-style-asian="normal" style:font-style-complex="normal"/>
    </style:style>
    <style:style style:name="T10" style:family="text">
      <style:text-properties fo:font-style="normal" officeooo:rsid="00289f1d" style:font-style-asian="normal" style:font-style-complex="normal"/>
    </style:style>
    <style:style style:name="T11" style:family="text">
      <style:text-properties style:rfc-language-tag="sr-Latn-ME" fo:language="sr" fo:script="Latn" fo:country="ME" fo:font-style="italic" style:font-style-asian="italic" style:font-style-complex="italic"/>
    </style:style>
    <style:style style:name="T12" style:family="text">
      <style:text-properties officeooo:rsid="001b4e56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language="sr" fo:country="RS" fo:font-style="normal" style:font-style-asian="normal" style:font-style-complex="normal"/>
    </style:style>
    <style:style style:name="T15" style:family="text">
      <style:text-properties fo:language="sr" fo:country="RS" fo:font-style="normal" officeooo:rsid="00289f1d" style:font-style-asian="normal" style:font-style-complex="normal"/>
    </style:style>
    <style:style style:name="T16" style:family="text">
      <style:text-properties fo:language="en" fo:country="GB" officeooo:rsid="00289f1d"/>
    </style:style>
    <style:style style:name="T17" style:family="text">
      <style:text-properties fo:language="en" fo:country="US"/>
    </style:style>
    <style:style style:name="T18" style:family="text">
      <style:text-properties fo:language="sr" fo:country="RS" fo:font-style="normal" officeooo:rsid="001d07d3" style:font-style-asian="normal" style:font-style-complex="normal"/>
    </style:style>
    <style:style style:name="T19" style:family="text">
      <style:text-properties officeooo:rsid="00289f1d"/>
    </style:style>
    <style:style style:name="T20" style:family="text">
      <style:text-properties fo:language="en" fo:country="US" fo:font-style="italic" officeooo:rsid="00289f1d" style:font-style-asian="italic" style:font-style-complex="italic"/>
    </style:style>
    <style:style style:name="T21" style:family="text">
      <style:text-properties fo:language="sr" fo:country="RS" fo:font-style="normal" officeooo:rsid="00259a05" style:font-style-asian="normal" style:font-style-complex="normal"/>
    </style:style>
    <style:style style:name="T22" style:family="text">
      <style:text-properties fo:language="sr" fo:country="RS" fo:font-style="normal" fo:font-weight="normal" officeooo:rsid="00240858" style:font-style-asian="normal" style:font-weight-asian="normal" style:font-style-complex="normal" style:font-weight-complex="normal"/>
    </style:style>
    <style:style style:name="T23" style:family="text">
      <style:text-properties fo:language="sr" fo:country="RS" fo:font-weight="normal" style:font-weight-asian="normal" style:font-weight-complex="normal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language="sr" fo:country="RS"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language="en" fo:country="US" fo:font-weight="normal" style:font-weight-asian="normal" style:font-weight-complex="normal"/>
    </style:style>
    <style:style style:name="T27" style:family="text">
      <style:text-properties fo:language="sr" fo:country="RS" fo:font-style="normal" fo:font-weight="normal" officeooo:rsid="001d5085" style:font-style-asian="normal" style:font-weight-asian="normal" style:font-style-complex="normal" style:font-weight-complex="normal"/>
    </style:style>
    <style:style style:name="T28" style:family="text">
      <style:text-properties fo:font-weight="normal" officeooo:rsid="001d5085" style:font-weight-asian="normal" style:font-weight-complex="normal"/>
    </style:style>
    <style:style style:name="T29" style:family="text">
      <style:text-properties fo:language="sr" fo:country="RS" fo:font-style="normal" fo:font-weight="normal" officeooo:rsid="00289f1d" style:font-style-asian="normal" style:font-weight-asian="normal" style:font-style-complex="normal" style:font-weight-complex="normal"/>
    </style:style>
    <style:style style:name="T30" style:family="text">
      <style:text-properties fo:language="en" fo:country="GB" fo:font-style="italic" fo:font-weight="bold" style:font-style-asian="italic" style:font-weight-asian="bold" style:font-style-complex="italic" style:font-weight-complex="bold"/>
    </style:style>
    <style:style style:name="T3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officeooo:rsid="001d5085"/>
    </style:style>
    <style:style style:name="T33" style:family="text">
      <style:text-properties fo:font-style="normal" officeooo:rsid="001e41a0" style:font-style-asian="normal" style:font-style-complex="normal"/>
    </style:style>
    <style:style style:name="T34" style:family="text">
      <style:text-properties fo:language="en" fo:country="GB" fo:font-style="italic" fo:font-weight="normal" style:font-style-asian="italic" style:font-weight-asian="normal" style:font-style-complex="italic" style:font-weight-complex="normal"/>
    </style:style>
    <style:style style:name="T35" style:family="text">
      <style:text-properties fo:language="en" fo:country="GB" fo:font-weight="normal" style:font-weight-asian="normal" style:font-weight-complex="normal"/>
    </style:style>
    <style:style style:name="T36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37" style:family="text">
      <style:text-properties fo:language="en" fo:country="GB" fo:font-style="italic" officeooo:rsid="00289f1d" style:font-style-asian="italic" style:font-style-complex="italic"/>
    </style:style>
    <style:style style:name="T38" style:family="text">
      <style:text-properties fo:language="en" fo:country="GB" fo:font-style="italic" officeooo:rsid="002af927" style:font-style-asian="italic" style:font-style-complex="italic"/>
    </style:style>
    <style:style style:name="T39" style:family="text">
      <style:text-properties fo:font-style="italic" officeooo:rsid="00289f1d" style:font-style-asian="italic" style:font-style-complex="italic"/>
    </style:style>
    <style:style style:name="T40" style:family="text">
      <style:text-properties fo:font-weight="normal" officeooo:rsid="001ea438" style:font-weight-asian="normal" style:font-weight-complex="normal"/>
    </style:style>
    <style:style style:name="T41" style:family="text">
      <style:text-properties fo:language="en" fo:country="GB" fo:font-style="italic" fo:font-weight="normal" officeooo:rsid="001ea438" style:font-style-asian="italic" style:font-weight-asian="normal" style:font-style-complex="italic" style:font-weight-complex="normal"/>
    </style:style>
    <style:style style:name="T42" style:family="text">
      <style:text-properties fo:language="en" fo:country="GB" fo:font-style="normal" fo:font-weight="normal" officeooo:rsid="001ea438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1ea438" style:font-style-asian="normal" style:font-weight-asian="normal" style:font-style-complex="normal" style:font-weight-complex="normal"/>
    </style:style>
    <style:style style:name="T44" style:family="text">
      <style:text-properties fo:font-style="italic" fo:font-weight="normal" officeooo:rsid="001ea438" style:font-style-asian="italic" style:font-weight-asian="normal" style:font-style-complex="italic" style:font-weight-complex="normal"/>
    </style:style>
    <style:style style:name="T45" style:family="text">
      <style:text-properties fo:language="sr" fo:country="RS" fo:font-style="normal" fo:font-weight="normal" officeooo:rsid="001ea438" style:font-style-asian="normal" style:font-weight-asian="normal" style:font-style-complex="normal" style:font-weight-complex="normal"/>
    </style:style>
    <style:style style:name="T46" style:family="text">
      <style:text-properties officeooo:rsid="00297339"/>
    </style:style>
    <style:style style:name="T47" style:family="text">
      <style:text-properties style:font-name="Times New Roman" fo:language="sr" fo:country="RS" officeooo:rsid="0020a17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едлог мастер рада: Компаративна анализа за дистрибуиране трансакције у микросервисној архитектури</text:p>
      <text:p text:style-name="P2"/>
      <text:p text:style-name="P3">Иван Ђукановић <text:span text:style-name="T1">(R2 31/2024)</text:span></text:p>
      <text:h text:style-name="P4" text:outline-level="1">1. <text:span text:style-name="T2">Увод</text:span></text:h>
      <text:p text:style-name="P5">Савремени развој софтвера фаворизује микросервисну архитектуру због њене скалабилности и независности сервиса, али тај прелаз доноси фундаменталне изазове у домену конзистентности података. Проблем атомске обраде података у дистрибуираним системима је директно условљен <text:span text:style-name="T3">CAP (Consistency, Availability, Partition tolera</text:span><text:span text:style-name="T4">nc</text:span><text:span text:style-name="T3">e) </text:span><text:span text:style-name="T5">теоремом, која диктириа да се у </text:span><text:span text:style-name="T6">ус</text:span><text:span text:style-name="T7">л</text:span><text:span text:style-name="T6">овима</text:span><text:span text:style-name="T5"> мрежних партиција мора бирати између тренутне конзистентности и високе доступности система. У свијету гдје сваки сервис посједује изоловану базу података, класични </text:span><text:span text:style-name="T8">ACID (Atomicity, Consistency, Isolation, Durability)</text:span><text:span text:style-name="T9"> </text:span><text:span text:style-name="T5">принципи постају тешко одрживи, што захтјева примјену напредних тран</text:span><text:span text:style-name="T10">с</text:span><text:span text:style-name="T5">акционих образаца.</text:span></text:p>
      <text:p text:style-name="P6">Предмет истраживања овог рада је компаративна анализа кључних образаца: <text:span text:style-name="T3">Two-Phase Commit (2PC), Try-Confirm-Cancel (TCC) </text:span>и <text:s/><text:span text:style-name="T11">Saga </text:span>кроз практичну имплементацију, док ће <text:span text:style-name="T11">Three-Phase Commit (3PC) </text:span>бити анализиран са теоријског аспекта као надоградња <text:span text:style-name="T11">2PC </text:span>модела. Посебан фокус ће бити стављен на њиховиу отпорност на мрежне прекиде и падове чворова, истражујући како сваки од њих балансира између перформанси и интегритета података у критичним сценаријима.</text:p>
      <text:h text:style-name="P7" text:outline-level="1">2. Теоријска основа и технолошки стек</text:h>
      <text:p text:style-name="P5">Дистрибуирани <text:span text:style-name="T12">трансакциони модели представљају скуп протокола који осигуравају да се сложене операције над више сервиса заврше или потпуним успјехом или безбједним повратком у претходно стање.</text:span></text:p>
      <text:list text:style-name="L1">
        <text:list-item>
          <text:p text:style-name="P8"><text:span text:style-name="T13">2PC/3PC</text:span> <text:span text:style-name="T14">модели представљају „тешку“ артиљерију конзистентности; док се </text:span><text:span text:style-name="T1">2PC </text:span><text:span text:style-name="T14">ослања на централног координатора и стриктно закључавање ресурса, </text:span><text:span text:style-name="T1">3PC</text:span><text:span text:style-name="T15">, уз већ постојеће фазе које нуди</text:span><text:span text:style-name="T16"> 2PC</text:span><text:span text:style-name="T15"> образац,</text:span><text:span text:style-name="T14"> уводи</text:span><text:span text:style-name="T17"> </text:span><text:span text:style-name="T14">фазу </text:span><text:span text:style-name="T18">прије потврде</text:span><text:span text:style-name="T14"> како би ублажио проблем блокирања ресурса у случају отказа координатора.</text:span></text:p>
        </text:list-item>
        <text:list-item>
          <text:p text:style-name="P9"><text:span text:style-name="T13">TCC</text:span> <text:span text:style-name="T14">образац нуди модернију алтернативу кроз апликативну резерваццију, чиме се избјегавају дуготрајна закључавања ресурса на нивоу базе.</text:span></text:p>
        </text:list-item>
        <text:list-item>
          <text:p text:style-name="P9"><text:span text:style-name="T13">Saga</text:span> <text:span text:style-name="T14">модел, за разлику од претходних, не тежи тренутној, већ евентуалној конзистентности. Он тра</text:span><text:span text:style-name="T15">нс</text:span><text:span text:style-name="T14">акцију разбија на низ асинхроних локалних трансакција </text:span><text:soft-page-break/><text:span text:style-name="T14">повезаних путем порука. У случају неуспјеха било ког корака, </text:span><text:span text:style-name="T15">Сага </text:span><text:span text:style-name="T14">покреће компензационе трансакције које логички поништавају претходно извршене акције.</text:span></text:p>
        </text:list-item>
      </text:list>
      <text:p text:style-name="P10">Технолошки оквир рада се ослања на Кваркус <text:span text:style-name="T19">(</text:span><text:span text:style-name="T20">eng. Quarkus</text:span><text:span text:style-name="T19">) </text:span>верзију 3.30.3 (Јава 21) који омогућава развој ресурсно ефикасних микросервиса. Кључне компоненте инфраструктуре су:</text:p>
      <text:list text:style-name="L2">
        <text:list-item>
          <text:p text:style-name="P11"><text:span text:style-name="T13">PostgreSQL</text:span>: <text:span text:style-name="T14">За пер</text:span><text:span text:style-name="T15">с</text:span><text:span text:style-name="T14">истенцију података свако</text:span><text:span text:style-name="T21">г</text:span><text:span text:style-name="T14"> сервис</text:span><text:span text:style-name="T21">а</text:span><text:span text:style-name="T14"> уз подржку за </text:span>ACID <text:span text:style-name="T14">својства на локалном нивоу.</text:span></text:p>
        </text:list-item>
        <text:list-item>
          <text:p text:style-name="P12">MicroProfile LRA (Long Running Actions): <text:span text:style-name="T22">Користи се за симулацију </text:span><text:span text:style-name="T23">2</text:span><text:span text:style-name="T24">PC </text:span><text:span text:style-name="T25">протокола у дистрибуираном окружењу. Путем </text:span><text:span text:style-name="T24">LRA </text:span><text:span text:style-name="T25">координатора и анотација, систем реплицира фазе гласања (</text:span><text:span text:style-name="T24">Prepare) </text:span><text:span text:style-name="T25">и потврде (</text:span><text:span text:style-name="T26">Commit) </text:span><text:span text:style-name="T25">на апликативном нивоу, омогућавајући анализу без употребе тешких </text:span><text:span text:style-name="T24">XA </text:span><text:span text:style-name="T25">трансакција.</text:span></text:p>
        </text:list-item>
        <text:list-item>
          <text:p text:style-name="P12">Custom TCC Framework: <text:span text:style-name="T25">Имплементација </text:span><text:span text:style-name="T26">TCC </text:span><text:span text:style-name="T25">образца је изведена без екстерних зависности, директно кроз пословну логику сервиса. Овај приступ служи као компаративни модел који демонстрира мануелно управљање резервисаним ресурсима и идемпотентношћу.</text:span></text:p>
        </text:list-item>
        <text:list-item>
          <text:p text:style-name="P12">Apache Kafka &amp; SmallRye Messaging: <text:span text:style-name="T25">Основа за асинхрони </text:span><text:span text:style-name="T27">Сага</text:span><text:span text:style-name="T24"> </text:span><text:span text:style-name="T25">образац. Омогућава лабаву спрегу сервиса и отпорност на отказе кроз</text:span><text:span text:style-name="T24"> </text:span><text:span text:style-name="T25">комуникацију </text:span><text:span text:style-name="T27">засновану на догађајима (</text:span><text:span text:style-name="T28">event-driven) </text:span><text:span text:style-name="T25">и механизме компензације.</text:span></text:p>
        </text:list-item>
        <text:list-item>
          <text:p text:style-name="P12">Nginx &amp; Keycloak: <text:span text:style-name="T25">Обезбјеђују сигорносни слој штитећи интерне трансакционе </text:span><text:span text:style-name="T29">процесе</text:span><text:span text:style-name="T25"> и пружајући јединствену улазну тачку клијентима.</text:span></text:p>
        </text:list-item>
      </text:list>
      <text:h text:style-name="P13" text:outline-level="1">3. Архитектура система</text:h>
      <text:p text:style-name="P14">За потребе истраживања биће имплементиран систем за електронску трговину који се састоји од три кључна домена. <text:span text:style-name="T30">Order service </text:span><text:span text:style-name="T31">дјелује као мозак операције и оркестратор трансакција. </text:span><text:span text:style-name="T30">Inventory service </text:span><text:span text:style-name="T31">је задужен за управљање стањем залиха и њихову резервацију, док </text:span><text:span text:style-name="T30">Payment service </text:span><text:span text:style-name="T31">симулира валидацију средстава и процесирање наплате.</text:span></text:p>
      <text:p text:style-name="P15">Комуникација унутар система је хибридна. Синхрони модел (<text:span text:style-name="T8">REST) </text:span>се примјењује за <text:span text:style-name="T8">2PC </text:span>и <text:span text:style-name="T11">TCC, </text:span>гдје је неопходна директна повратна информација од учесника. Насупрот томе, асинхрони модел путем Кафке користи се за Сага образац, <text:span text:style-name="T32">омогућавајући лабаву спрегу и рад заснован на догађајима. Сваки сервис посједује сопствену, изоловану инстанцу базе података, чиме се симулирају реални услови дистрибуираног окружења.</text:span></text:p>
      <text:h text:style-name="P16" text:outline-level="1">4. <text:span text:style-name="T2">Имплементација у Кваркус окружењу</text:span></text:h>
      <text:p text:style-name="P17">Имплементација ће максимално искористити напредне Кваркус екстензије. За асихрону комуникацију ће се користити <text:span text:style-name="T8">quarkus-messaging-kafka </text:span><text:span text:style-name="T5">док ће симулацију трансакционе стабилности </text:span><text:span text:style-name="T8">2PC </text:span><text:span text:style-name="T5">модела осигурати </text:span><text:span text:style-name="T8">quarkus-narayana-lra. TCC </text:span><text:span text:style-name="T5">модел ће бити реализован кроз </text:span><text:span text:style-name="T8">quarkus-rest-client, </text:span><text:span text:style-name="T5">омогућавајући високе перформансе чак и у сихнроним позивима. Посебан фокус ће бити стављен </text:span><text:span text:style-name="T10">н</text:span><text:span text:style-name="T5">а идемпотентност потрошача, гдје ће се примјеном </text:span><text:span text:style-name="T8">Inbox/Outbox </text:span><text:span text:style-name="T5">обрасца осигурати да систем остане </text:span><text:span text:style-name="T33">стабилан чак и у случају дуплираних порука унутар Кафке.</text:span></text:p>
      <text:h text:style-name="P18" text:outline-level="1"><text:soft-page-break/>5. <text:span text:style-name="T2">Методологија тестирања и прикупљања података</text:span></text:h>
      <text:p text:style-name="P19">Како би се добили релевантни подаци, систем ће бити подвргнут ригорозним тестовима:</text:p>
      <text:list text:style-name="L3">
        <text:list-item>
          <text:p text:style-name="P20">Load <text:span text:style-name="T14">тестирање</text:span><text:span text:style-name="T2"> (</text:span>k6): <text:span text:style-name="T25">Симулираће се постепени раст оптерећења како би се идентификовала тачка пуцања сваког обрасца.</text:span></text:p>
        </text:list-item>
        <text:list-item>
          <text:p text:style-name="P21">Опсервабилност (<text:span text:style-name="T8">Jaeger &amp; Prometheus): </text:span><text:span text:style-name="T34">Jaeger </text:span><text:span text:style-name="T24">ће визуелизовати путању сваке трансакције, док ће </text:span><text:span text:style-name="T34">Prometheus</text:span><text:span text:style-name="T35"> </text:span><text:span text:style-name="T24">пратити </text:span><text:span text:style-name="T34">CPU </text:span><text:span text:style-name="T24">и </text:span><text:span text:style-name="T36">RAM </text:span><text:span text:style-name="T24">ресурсе у реалном времену.</text:span></text:p>
        </text:list-item>
        <text:list-item>
          <text:p text:style-name="P21">Инжењеринг хаоса (<text:span text:style-name="T8">Chaos Mesh): </text:span><text:span text:style-name="T24">Ово је кључна фаза гдје ће се намјерно изазивати падови мрежних рута и база података како би се провјерило који образац најбоље чува интегритет података у „немогућим“ условима.</text:span></text:p>
        </text:list-item>
      </text:list>
      <text:h text:style-name="P18" text:outline-level="1">6. <text:span text:style-name="T2">Анализа резултата и дискусија</text:span></text:h>
      <text:p text:style-name="P22">Рад ће кулминирати детаљном анализом гдје ће се кроз табеларне и графичке приказе упоредити перформансе свих модела. Дискусија ће се фокусирати на тзв. <text:span text:style-name="T5">трговину </text:span><text:span text:style-name="T10">(</text:span><text:span text:style-name="T37">eng. </text:span><text:span text:style-name="T38">t</text:span><text:span text:style-name="T8">rade-offs</text:span><text:span text:style-name="T39">) </text:span><text:span text:style-name="T5">– колика је цијена сложености имплементације Сага образца у односу на перформансе и да ли је спорост </text:span><text:span text:style-name="T8">2PC </text:span><text:span text:style-name="T5">модела оправдана у системима гдје је конзистентност апсолутни приоритет.</text:span></text:p>
      <text:h text:style-name="P18" text:outline-level="1">7. <text:span text:style-name="T2">Пријетње валидности</text:span></text:h>
      <text:p text:style-name="P19">У циљу осигурања објективности и прецизности резултата истраживања, идентификоване су следеће пријетње валидности које су узете у обзир приликом планирања експеримента.</text:p>
      <text:h text:style-name="P23" text:outline-level="2">7.1. Interna validnost</text:h>
      <text:list text:style-name="L4">
        <text:list-item>
          <text:p text:style-name="P24">Мрежна латенција у локалној инфраструктури: <text:span text:style-name="T40">Тестирање се спроводи у контролисаној локалној мрежи (</text:span><text:span text:style-name="T41">LAN</text:span><text:span text:style-name="T42">) </text:span><text:span text:style-name="T43">између два физичка уређаја (клијент и сервер) како би се избјегао непредвидив утицај јавног интернета и сервиса попут тунеловања. Ипак, мрежни интерфејси и рутер уводе минималну латенцију која ће бити документована и третирана као константа у свим тестним сценаријима.</text:span></text:p>
        </text:list-item>
        <text:list-item>
          <text:p text:style-name="P24">Ресурсно надметање: <text:span text:style-name="T40">Будући да се сви Докер (</text:span><text:span text:style-name="T41">eng. Docker</text:span><text:span text:style-name="T43">) контејнери (сервиси, базе, Кафка) покрећу на једној машини, постоји ризик да интензивно коришћење ресурса од стране једног сервиса утиче на перформансе другог. Ово ће се ублажити ограничавањем ресурса (</text:span><text:span text:style-name="T41">CPU/RAM</text:span><text:span text:style-name="T43">) по сваком контејнеру унутар Докер компоуз (</text:span><text:span text:style-name="T41">eng. Compose</text:span><text:span text:style-name="T43">) конфигурације.</text:span><text:span text:style-name="T41"> </text:span></text:p>
        </text:list-item>
      </text:list>
      <text:h text:style-name="P25" text:outline-level="2">7.2. Екстерна валидност</text:h>
      <text:list text:style-name="L5">
        <text:list-item>
          <text:p text:style-name="P26">Специфичност окружења: <text:span text:style-name="T40">Резултати су директно везани за Кваркус верзију 3.30.3 и Јава 21. Иако ови подаци дају јасну сликку за овај екосистем, они не морају нужно бити идентични у другим технолошким стаковима (попут </text:span><text:span text:style-name="T44">.</text:span><text:span text:style-name="T41">NET </text:span><text:span text:style-name="T43">или </text:span><text:span text:style-name="T41">Go </text:span><text:span text:style-name="T43">језика), што ограничава универзалну примјењивост закључка.</text:span></text:p>
        </text:list-item>
        <text:list-item>
          <text:p text:style-name="P26"><text:soft-page-break/>Скалабилност базе података: <text:span text:style-name="T40">Тестирање користи једну </text:span><text:span text:style-name="T41">PostgreSQL </text:span><text:span text:style-name="T43">инстанцу по сервису. У реалним продукционим системима са кластерованим базама података, кашњења у репликацији података би могла додатно утицати на вријеме трајања трансакције.</text:span></text:p>
        </text:list-item>
      </text:list>
      <text:h text:style-name="P25" text:outline-level="2">7.3. Валидност конструкта</text:h>
      <text:list text:style-name="L6">
        <text:list-item>
          <text:p text:style-name="P27">Симулација отказа: <text:span text:style-name="T40">Инжењеринг хаоса ће се користити за симулацију прекида рада, али се фокусира на бинарне исходе (сервис ради/не ради). Постоји пријетња да суптилнији проблеми, попут постепеног успоравања мреже или парцијалних грешака у меморији, неће бити у потпуности обухваћени овим истраживањем.</text:span></text:p>
        </text:list-item>
      </text:list>
      <text:h text:style-name="P25" text:outline-level="2">7.4. Валидност закључка</text:h>
      <text:list text:style-name="L7">
        <text:list-item>
          <text:p text:style-name="P28">JVM Warm-up effect:<text:span text:style-name="T24"> </text:span><text:span text:style-name="T45">Јава апликације показују слабије перформансе непосредно након покретања док </text:span><text:span text:style-name="T40">JIT </text:span><text:span text:style-name="T45">компајлер не оптимизује код. Да би се избјегла ова пријетња, сваки </text:span><text:span text:style-name="T40">k6 </text:span><text:span text:style-name="T45">тест ће почети фазом „загријавања“ у трајању од 60 секунди прије почетка званичног мјерења метрика.</text:span></text:p>
        </text:list-item>
        <text:list-item>
          <text:p text:style-name="P29">Статистичка з<text:span text:style-name="T46">н</text:span>ачајност: <text:span text:style-name="T40">Резултати ће бити базирани на просјечним вриједностима </text:span><text:span text:style-name="T41">P95 </text:span><text:span text:style-name="T44">и </text:span><text:span text:style-name="T41">P99 </text:span><text:span text:style-name="T40">перцентила добијених из више узастопних тестова, како би се елиминисали случајни екстремни резултати узроковани позадинским процесима оперативног система.</text:span></text:p>
        </text:list-item>
      </text:list>
      <text:h text:style-name="P30" text:outline-level="1">8. Закључак</text:h>
      <text:p text:style-name="P31">У закључку ће бити изведена препорука за инжењерску праксу. На основу емпиријских доказа, биће дефинисано у којим сценаријима (на примјер: финансијске трансакције, ритејл системи са великим прометом) треба одабрати који од анализираних образаца.</text:p>
      <text:h text:style-name="P32" text:outline-level="1">9. <text:span text:style-name="T2">Литература и референце</text:span></text:h>
      <text:list text:style-name="L8">
        <text:list-item>
          <text:p text:style-name="P33"><text:span text:style-name="Strong_20_Emphasis"><text:span text:style-name="T47">Richardson, C. (2018).</text:span></text:span><text:span text:style-name="T47"> </text:span><text:span text:style-name="Emphasis"><text:span text:style-name="T47">Microservices Patterns: With examples in Java</text:span></text:span><text:span text:style-name="T47">. Manning Publications. </text:span></text:p>
        </text:list-item>
        <text:list-item>
          <text:p text:style-name="P33"><text:span text:style-name="Strong_20_Emphasis"><text:span text:style-name="T47">Quarkus Documentation (2024).</text:span></text:span><text:span text:style-name="T47"> </text:span><text:span text:style-name="Emphasis"><text:span text:style-name="T47">Using LRA in Quarkus</text:span></text:span><text:span text:style-name="T47">. </text:span><text:a xlink:type="simple" xlink:href="https://quarkus.io/guides/lra" text:style-name="Internet_20_link" text:visited-style-name="Visited_20_Internet_20_Link"><text:span text:style-name="T47">https://quarkus.io/guides/lra</text:span></text:a></text:p>
        </text:list-item>
        <text:list-item>
          <text:p text:style-name="P33"><text:span text:style-name="Strong_20_Emphasis"><text:span text:style-name="T47">Quarkus Documentation (2024).</text:span></text:span><text:span text:style-name="T47"> </text:span><text:span text:style-name="Emphasis"><text:span text:style-name="T47">Using Kafka in Quarkus</text:span></text:span><text:span text:style-name="T47">. </text:span><text:a xlink:type="simple" xlink:href="https://quarkus.io/guides/kafka#receiving-messages-from-kafka" text:style-name="Internet_20_link" text:visited-style-name="Visited_20_Internet_20_Link"><text:span text:style-name="T47">https://quarkus.io/guides/kafka#receiving-messages-from-kafka</text:span></text:a><text:span text:style-name="T47"> </text:span></text:p>
        </text:list-item>
      </text:list>
      <text:p text:style-name="P3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indent="0.5in" style:auto-text-indent="false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16T08:17:15.035940000</meta:creation-date>
    <dc:date>2026-02-16T12:22:34.226381000</dc:date>
    <meta:editing-duration>PT20M9S</meta:editing-duration>
    <meta:editing-cycles>7</meta:editing-cycles>
    <meta:generator>LibreOffice/25.8.4.2$Windows_X86_64 LibreOffice_project/290daaa01b999472f0c7a3890eb6a550fd74c6df</meta:generator>
    <meta:print-date>2026-02-16T10:49:37.968734200</meta:print-date>
    <meta:printed-by>PDF files</meta:printed-by>
    <meta:document-statistic meta:table-count="0" meta:image-count="0" meta:object-count="0" meta:page-count="4" meta:paragraph-count="47" meta:word-count="1155" meta:character-count="8570" meta:non-whitespace-character-count="7478"/>
  </office:meta>
</office:document-meta>
</file>